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20000003244978F8AFB010224.png" manifest:media-type="image/png"/>
  <manifest:file-entry manifest:full-path="Pictures/100002010000003200000032EDAE299C9F48EA44.png" manifest:media-type="image/png"/>
  <manifest:file-entry manifest:full-path="Pictures/100002010000003200000032C7D9E80ED84070C3.png" manifest:media-type="image/png"/>
  <manifest:file-entry manifest:full-path="Pictures/100002010000003200000032F6579D184E17ED93.png" manifest:media-type="image/png"/>
  <manifest:file-entry manifest:full-path="Pictures/100002010000003200000032FE2EB74F08F5D566.png" manifest:media-type="image/png"/>
  <manifest:file-entry manifest:full-path="Pictures/100002010000003200000032A91E0A1A26342D88.png" manifest:media-type="image/png"/>
  <manifest:file-entry manifest:full-path="Pictures/100002010000003200000032C3A85F218EA3984D.png" manifest:media-type="image/png"/>
  <manifest:file-entry manifest:full-path="Pictures/100002010000003200000032E8C97B684EA7209A.png" manifest:media-type="image/png"/>
  <manifest:file-entry manifest:full-path="Pictures/1000020100000032000000324A14FEBAA88BDE1A.png" manifest:media-type="image/png"/>
  <manifest:file-entry manifest:full-path="Pictures/100002010000003200000032149C0B05A6DB05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2.097cm" svg:y="1.138cm" svg:width="1.323cm" svg:height="1.323cm" draw:z-index="0"><draw:image xlink:href="Pictures/100002010000003200000032F6579D184E17ED93.png" xlink:type="simple" xlink:show="embed" xlink:actuate="onLoad" loext:mime-type="image/png"/></draw:frame><draw:frame draw:style-name="fr1" draw:name="Image3" text:anchor-type="paragraph" svg:x="5.881cm" svg:y="1.085cm" svg:width="1.323cm" svg:height="1.323cm" draw:z-index="1"><draw:image xlink:href="Pictures/100002010000003200000032C7D9E80ED84070C3.png" xlink:type="simple" xlink:show="embed" xlink:actuate="onLoad" loext:mime-type="image/png"/></draw:frame><draw:frame draw:style-name="fr1" draw:name="Image4" text:anchor-type="paragraph" svg:x="5.96cm" svg:y="3.759cm" svg:width="1.323cm" svg:height="1.323cm" draw:z-index="2"><draw:image xlink:href="Pictures/1000020100000032000000324A14FEBAA88BDE1A.png" xlink:type="simple" xlink:show="embed" xlink:actuate="onLoad" loext:mime-type="image/png"/></draw:frame><draw:frame draw:style-name="fr1" draw:name="Image5" text:anchor-type="paragraph" svg:x="7.733cm" svg:y="1.138cm" svg:width="1.323cm" svg:height="1.323cm" draw:z-index="3"><draw:image xlink:href="Pictures/100002010000003200000032FE2EB74F08F5D566.png" xlink:type="simple" xlink:show="embed" xlink:actuate="onLoad" loext:mime-type="image/png"/></draw:frame><draw:frame draw:style-name="fr1" draw:name="Image6" text:anchor-type="paragraph" svg:x="2.15cm" svg:y="3.757cm" svg:width="1.323cm" svg:height="1.323cm" draw:z-index="4"><draw:image xlink:href="Pictures/100002010000003200000032149C0B05A6DB05D7.png" xlink:type="simple" xlink:show="embed" xlink:actuate="onLoad" loext:mime-type="image/png"/></draw:frame><draw:frame draw:style-name="fr1" draw:name="Image7" text:anchor-type="paragraph" svg:x="9.77cm" svg:y="3.757cm" svg:width="1.323cm" svg:height="1.323cm" draw:z-index="5"><draw:image xlink:href="Pictures/100002010000003200000032A91E0A1A26342D88.png" xlink:type="simple" xlink:show="embed" xlink:actuate="onLoad" loext:mime-type="image/png"/></draw:frame><draw:frame draw:style-name="fr1" draw:name="Image8" text:anchor-type="paragraph" svg:x="9.611cm" svg:y="1.111cm" svg:width="1.323cm" svg:height="1.323cm" draw:z-index="6"><draw:image xlink:href="Pictures/100002010000003200000032E8C97B684EA7209A.png" xlink:type="simple" xlink:show="embed" xlink:actuate="onLoad" loext:mime-type="image/png"/></draw:frame><draw:frame draw:style-name="fr1" draw:name="Image9" text:anchor-type="paragraph" svg:x="7.892cm" svg:y="3.784cm" svg:width="1.323cm" svg:height="1.323cm" draw:z-index="7"><draw:image xlink:href="Pictures/100002010000003200000032EDAE299C9F48EA44.png" xlink:type="simple" xlink:show="embed" xlink:actuate="onLoad" loext:mime-type="image/png"/></draw:frame><draw:frame draw:style-name="fr1" draw:name="Image10" text:anchor-type="paragraph" svg:x="4.055cm" svg:y="3.784cm" svg:width="1.323cm" svg:height="1.323cm" draw:z-index="8"><draw:image xlink:href="Pictures/100002010000003200000032C3A85F218EA3984D.png" xlink:type="simple" xlink:show="embed" xlink:actuate="onLoad" loext:mime-type="image/png"/></draw:frame><draw:frame draw:style-name="fr1" draw:name="Image2" text:anchor-type="paragraph" svg:x="3.988cm" svg:y="1.124cm" svg:width="1.323cm" svg:height="1.323cm" draw:z-index="9"><draw:image xlink:href="Pictures/10000201000000320000003244978F8AFB010224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 <text:s text:c="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3:49:56.494890431</meta:creation-date>
    <dc:date>2019-04-29T00:47:24.469717772</dc:date>
    <meta:editing-duration>PT46M58S</meta:editing-duration>
    <meta:editing-cycles>1</meta:editing-cycles>
    <meta:document-statistic meta:table-count="0" meta:image-count="10" meta:object-count="0" meta:page-count="1" meta:paragraph-count="1" meta:word-count="0" meta:character-count="114" meta:non-whitespace-character-count="0"/>
    <meta:generator>LibreOffice/6.1.5.2$Linux_X86_64 LibreOffice_project/10$Build-2</meta:generator>
  </office:meta>
</office:document-meta>
</file>